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fo:min-height="1.984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-color="#ff8080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P4" style:family="paragraph">
      <style:paragraph-properties fo:margin-left="0cm" fo:margin-right="0cm" fo:text-align="center" fo:text-indent="0cm"/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T1" style:family="text">
      <style:text-properties fo:color="#0000ff" fo:font-size="20pt" style:font-size-asian="20pt"/>
    </style:style>
    <style:style style:name="T2" style:family="text">
      <style:text-properties fo:color="#ff3333" fo:font-size="20pt" fo:text-shadow="1pt 1pt" style:font-size-asian="20pt"/>
    </style:style>
    <style:style style:name="T3" style:family="text">
      <style:text-properties fo:color="#000080" fo:font-size="20pt" fo:text-shadow="1pt 1pt" style:font-size-asian="20pt"/>
    </style:style>
    <style:style style:name="T4" style:family="text">
      <style:text-properties fo:color="#00cccc" fo:font-size="20pt" fo:text-shadow="1pt 1pt" style:font-size-asian="20pt"/>
    </style:style>
    <style:style style:name="T5" style:family="text">
      <style:text-properties fo:font-size="20pt" fo:text-shadow="1pt 1pt" style:font-size-asian="20pt"/>
    </style:style>
    <style:style style:name="T6" style:family="text">
      <style:text-properties fo:font-size="20pt" style:font-size-asian="20pt"/>
    </style:style>
    <style:style style:name="T7" style:family="text">
      <style:text-properties fo:color="#b84747" fo:font-size="20pt" style:font-size-asian="20pt"/>
    </style:style>
    <style:style style:name="T8" style:family="text">
      <style:text-properties fo:color="#00ae00" fo:font-size="20pt" style:font-size-asian="20pt"/>
    </style:style>
    <style:style style:name="T9" style:family="text">
      <style:text-properties fo:color="#280099" fo:font-size="20pt" style:font-size-asian="20pt"/>
    </style:style>
    <style:style style:name="T10" style:family="text">
      <style:text-properties fo:color="#ff0000" fo:font-size="20pt" style:font-size-asian="20pt"/>
    </style:style>
    <style:style style:name="T11" style:family="text">
      <style:text-properties fo:color="#ff0000"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T12" style:family="text"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T13" style:family="text">
      <style:text-properties fo:color="#ff3366" fo:font-size="20pt" fo:text-shadow="1pt 1pt" style:font-size-asian="20pt"/>
    </style:style>
    <style:style style:name="T14" style:family="text">
      <style:text-properties fo:color="#280099" fo:font-size="20pt" fo:text-shadow="1pt 1pt" style:font-size-asian="20pt"/>
    </style:style>
    <style:style style:name="T15" style:family="text">
      <style:text-properties fo:font-family="楷体_GB2312" style:font-family-generic="modern" style:font-pitch="fixed" fo:font-size="20pt" style:font-family-asian="楷体_GB2312" style:font-family-generic-asian="modern" style:font-pitch-asian="fixed" style:font-size-asian="20pt"/>
    </style:style>
    <style:style style:name="T16" style:family="text">
      <style:text-properties fo:color="#ff8080" fo:font-family="楷体_GB2312" style:font-family-generic="modern" style:font-pitch="fixed" fo:font-size="20pt" fo:text-shadow="1pt 1pt" style:font-family-asian="楷体_GB2312" style:font-family-generic-asian="modern" style:font-pitch-asian="fixed" style:font-size-asian="20pt"/>
    </style:style>
    <style:style style:name="T17" style:family="text">
      <style:text-properties fo:color="#0000ff" fo:font-family="楷体_GB2312" style:font-family-generic="modern" style:font-pitch="fixed" fo:font-size="20pt" fo:text-shadow="1pt 1pt" style:font-family-asian="楷体_GB2312" style:font-family-generic-asian="modern" style:font-pitch-asian="fixed" style:font-size-asian="20pt"/>
    </style:style>
    <style:style style:name="T18" style:family="text">
      <style:text-properties fo:color="#00cccc" fo:font-family="楷体_GB2312" style:font-family-generic="modern" style:font-pitch="fixed" fo:font-size="20pt" fo:text-shadow="1pt 1pt" style:font-family-asian="楷体_GB2312" style:font-family-generic-asian="modern" style:font-pitch-asian="fixed" style:font-size-asian="20pt"/>
    </style:style>
    <style:style style:name="T19" style:family="text">
      <style:text-properties fo:font-family="楷体_GB2312" style:font-family-generic="modern" style:font-pitch="fixed" style:font-family-asian="楷体_GB2312" style:font-family-generic-asian="modern" style:font-pitch-asian="fixed"/>
    </style:style>
    <style:style style:name="T20" style:family="text">
      <style:text-properties fo:font-family="楷体_GB2312" style:font-family-generic="modern" style:font-pitch="fixed" fo:font-size="20pt" fo:text-shadow="1pt 1pt" style:font-family-asian="楷体_GB2312" style:font-family-generic-asian="modern" style:font-pitch-asian="fixed" style:font-size-asian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55cm" svg:height="6.284cm" svg:x="0.381cm" svg:y="5.329cm">
          <draw:text-box>
            <text:p text:style-name="P1"/>
            <text:p text:style-name="P1"><text:span text:style-name="T1">-</text:span><text:span text:style-name="T2">rwx</text:span><text:span text:style-name="T3">rw-</text:span><text:span text:style-name="T4">r--</text:span><text:span text:style-name="T5"> </text:span><text:span text:style-name="T6"><text:s text:c="8"/>5 <text:s/></text:span><text:span text:style-name="T7">user <text:s/>group</text:span><text:span text:style-name="T6"> <text:s/></text:span><text:span text:style-name="T8">1089</text:span><text:span text:style-name="T6"> <text:s/></text:span><text:span text:style-name="T9">Nov 18 1998</text:span><text:span text:style-name="T6"> <text:s/></text:span><text:span text:style-name="T10">filename </text:span></text:p>
            <text:p text:style-name="P1"><text:span text:style-name="T11"/></text:p>
            <text:p text:style-name="P1"><text:span text:style-name="T12"><text:s/></text:span><text:span text:style-name="T12">存取权 <text:s text:c="8"/>用户 <text:s/>组 <text:s text:c="3"/>字节 最后修改时间 文件名</text:span></text:p>
            <text:p text:style-name="P1"><text:span text:style-name="T13"/></text:p>
            <text:p text:style-name="P1"><text:span text:style-name="T13">111</text:span><text:span text:style-name="T14">110</text:span><text:span text:style-name="T4">100</text:span></text:p>
            <text:p text:style-name="P1"><text:span text:style-name="T13"/></text:p>
            <text:p text:style-name="P1"><text:span text:style-name="T13"><text:s text:c="2"/></text:span><text:span text:style-name="T13">7 <text:s text:c="3"/></text:span><text:span text:style-name="T14">6 <text:s text:c="3"/></text:span><text:span text:style-name="T4">4</text:span></text:p>
          </draw:text-box>
        </draw:frame>
        <draw:custom-shape draw:style-name="gr2" draw:text-style-name="P3" draw:layer="layout" svg:width="7cm" svg:height="5cm" svg:x="9.381cm" svg:y="8.919cm">
          <text:p text:style-name="P2"><text:span text:style-name="T15">r: </text:span><text:span text:style-name="T15">读 </text:span></text:p>
          <text:p text:style-name="P2"><text:span text:style-name="T15">w: </text:span><text:span text:style-name="T15">写 </text:span></text:p>
          <text:p text:style-name="P2"><text:span text:style-name="T15">x:</text:span><text:span text:style-name="T15">执行</text:span></text:p>
          <text:p text:style-name="P2"><text:span text:style-name="T16">rwx</text:span><text:span text:style-name="T15">:user</text:span><text:span text:style-name="T15">权限</text:span></text:p>
          <text:p text:style-name="P2"><text:span text:style-name="T17">rw</text:span><text:span text:style-name="T15">:group</text:span><text:span text:style-name="T15">权限</text:span></text:p>
          <text:p text:style-name="P2"><text:span text:style-name="T18">r</text:span><text:span text:style-name="T15">:</text:span><text:span text:style-name="T15">其它权限</text:span></text:p>
          <draw:enhanced-geometry svg:viewBox="0 0 21600 21600" draw:text-areas="800 800 20800 20800" draw:type="round-rectangular-callout" draw:modifiers="-17397.8574489359 -3200.47990401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4" draw:layer="layout" svg:width="9.5cm" svg:height="2.5cm" svg:x="10.036cm" svg:y="0.919cm">
          <text:p text:style-name="P2"><text:span text:style-name="T19">文件属性 <text:s/></text:span><text:span text:style-name="T19">( ls -l )</text:span></text:p>
          <draw:enhanced-geometry svg:viewBox="0 0 21600 21600" draw:mirror-vertical="false" draw:path-stretchpoint-x="11000" draw:path-stretchpoint-y="10800" draw:text-areas="?f0 ?f0 ?f3 ?f12" draw:type="vertical-scroll" draw:modifiers="2700" draw:enhanced-path="M ?f1 21600 X 0 ?f11 ?f1 ?f12 L ?f0 ?f12 ?f0 ?f1 Y ?f4 0 L ?f2 0 X 21600 ?f1 ?f2 ?f0 L ?f3 ?f0 ?f3 ?f11 Y ?f5 21600 Z N M ?f6 ?f1 Y ?f4 ?f0 X ?f8 ?f9 ?f4 ?f1 Z N M ?f0 ?f11 Y ?f1 21600 0 ?f11 ?f1 ?f12 X ?f9 ?f10 ?f1 ?f11 Z N M ?f4 0 X ?f6 ?f1 N M ?f0 ?f12 L ?f0 ?f11 N M ?f4 ?f0 L ?f2 ?f0 N">
            <draw:equation draw:name="f0" draw:formula="$0 "/>
            <draw:equation draw:name="f1" draw:formula="?f0 /2"/>
            <draw:equation draw:name="f2" draw:formula="right-?f1 "/>
            <draw:equation draw:name="f3" draw:formula="right-?f0 "/>
            <draw:equation draw:name="f4" draw:formula="?f0 +?f1 "/>
            <draw:equation draw:name="f5" draw:formula="right-?f4 "/>
            <draw:equation draw:name="f6" draw:formula="?f0 *2"/>
            <draw:equation draw:name="f7" draw:formula="?f1 /2"/>
            <draw:equation draw:name="f8" draw:formula="?f0 +?f7 "/>
            <draw:equation draw:name="f9" draw:formula="?f1 +?f7 "/>
            <draw:equation draw:name="f10" draw:formula="bottom-?f9 "/>
            <draw:equation draw:name="f11" draw:formula="bottom-?f1 "/>
            <draw:equation draw:name="f12" draw:formula="bottom-?f0 "/>
            <draw:equation draw:name="f13" draw:formula="bottom-?f4 "/>
            <draw:handle draw:handle-position="left $0" draw:handle-range-y-minimum="0" draw:handle-range-y-maximum="5400"/>
          </draw:enhanced-geometry>
        </draw:custom-shape>
        <draw:custom-shape draw:style-name="gr4" draw:text-style-name="P3" draw:layer="layout" svg:width="4cm" svg:height="2.5cm" svg:x="1.381cm" svg:y="2.419cm">
          <text:p text:style-name="P2"><text:span text:style-name="T20">-</text:span><text:span text:style-name="T15">：文件</text:span></text:p>
          <text:p text:style-name="P2"><text:span text:style-name="T20">d</text:span><text:span text:style-name="T15">：目录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958.46038490377 30746.101559376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7-12-09T22:03:17</meta:creation-date>
    <dc:date>2007-12-09T23:02:02</dc:date>
    <dc:language>en-US</dc:language>
    <meta:editing-cycles>3</meta:editing-cycles>
    <meta:editing-duration>PT6M58S</meta:editing-duration>
    <meta:user-defined meta:name="Info 1"/>
    <meta:user-defined meta:name="Info 2"/>
    <meta:user-defined meta:name="Info 3"/>
    <meta:user-defined meta:name="Info 4"/>
    <meta:document-statistic meta:object-count="4"/>
  </office:meta>
</office:document-meta>
</file>